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9e3b" officeooo:paragraph-rsid="00059e3b"/>
    </style:style>
    <style:style style:name="T1" style:family="text">
      <style:text-properties officeooo:rsid="00041f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“<text:span text:style-name="T1">Faster method” : 2:05 for 100 games on expert_6</text:span></text:p>
      <text:p text:style-name="Standard"/>
      <text:p text:style-name="Standard">“<text:span text:style-name="T1">Slower method”: 1:44 for 100 games on expert_6</text:span></text:p>
      <text:p text:style-name="Standard"/>
      <text:p text:style-name="Standard">“<text:span text:style-name="T1">Slower method”: 2:23 for 100 games on expert_7</text:span></text:p>
      <text:p text:style-name="Standard"/>
      <text:p text:style-name="Standard">“<text:span text:style-name="T1">Faster method”: 2:30 for 100 games on expert_7</text:span></text:p>
      <text:p text:style-name="Standard"/>
      <text:p text:style-name="P1">Slower method is faster!!!!!!!!!!!!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01:47:31.604243282</meta:creation-date>
    <dc:date>2018-04-10T02:01:18.215384193</dc:date>
    <meta:editing-duration>PT13M4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37" meta:character-count="227" meta:non-whitespace-character-count="195"/>
  </office:meta>
</office:document-meta>
</file>